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text-properties fo:font-weight="bold" style:font-weight-asian="bold" style:font-weight-complex="bold"/>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parent-style-name="Code_20_Inline">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parent-style-name="Code_20_Inline">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number:number-style style:name="N0">
      <number:number number:min-integer-digits="1"/>
    </number:number-style>
  </office:automatic-styles>
  <office:body>
    <office:text>
      <text:tracked-changes>
        <text:changed-region text:id="ct1251818568">
          <text:insertion>
            <office:change-info>
              <dc:creator>Matthew Moodie</dc:creator>
              <dc:date>2006-09-14T15:47:00</dc:date>
            </office:change-info>
          </text:insertion>
        </text:changed-region>
        <text:changed-region text:id="ct1251819128">
          <text:deletion>
            <office:change-info>
              <dc:creator>Ray Lischner</dc:creator>
              <dc:date>2006-09-22T00:52:00</dc:date>
            </office:change-info>
            <text:p text:style-name="Code">inline </text:p>
          </text:deletion>
        </text:changed-region>
        <text:changed-region text:id="ct1251815992">
          <text:insertion>
            <office:change-info>
              <dc:creator>Ray Lischner</dc:creator>
              <dc:date>2006-09-25T09:59:00</dc:date>
            </office:change-info>
          </text:insertion>
        </text:changed-region>
        <text:changed-region text:id="ct1259284904">
          <text:insertion>
            <office:change-info>
              <dc:creator>Ray Lischner</dc:creator>
              <dc:date>2006-09-25T09:52:00</dc:date>
            </office:change-info>
          </text:insertion>
        </text:changed-region>
        <text:changed-region text:id="ct1259286360">
          <text:insertion>
            <office:change-info>
              <dc:creator>Ray Lischner</dc:creator>
              <dc:date>2006-09-25T09:53:00</dc:date>
            </office:change-info>
          </text:insertion>
        </text:changed-region>
        <text:changed-region text:id="ct1259285464">
          <text:insertion>
            <office:change-info>
              <dc:creator>Ray Lischner</dc:creator>
              <dc:date>2006-09-25T09:56:00</dc:date>
            </office:change-info>
          </text:insertion>
        </text:changed-region>
        <text:changed-region text:id="ct1259285352">
          <text:deletion>
            <office:change-info>
              <dc:creator>Ray Lischner</dc:creator>
              <dc:date>2006-09-22T00:52:00</dc:date>
            </office:change-info>
            <text:p text:style-name="Code">inline </text:p>
          </text:deletion>
        </text:changed-region>
        <text:changed-region text:id="ct1259285240">
          <text:deletion>
            <office:change-info>
              <dc:creator>Ray Lischner</dc:creator>
              <dc:date>2006-09-25T09:59:00</dc:date>
            </office:change-info>
            <text:p text:style-name="Code_20_Last"/>
            <text:p text:style-name="Code"/>
            <text:p text:style-name="Code_20_Last">#endif</text:p>
          </text:deletion>
        </text:changed-region>
        <text:changed-region text:id="ct1259285912">
          <text:insertion>
            <office:change-info>
              <dc:creator>Ray Lischner</dc:creator>
              <dc:date>2006-09-25T10:06:00</dc:date>
            </office:change-info>
          </text:insertion>
        </text:changed-region>
        <text:changed-region text:id="ct1259282552">
          <text:insertion>
            <office:change-info>
              <dc:creator>Ray Lischner</dc:creator>
              <dc:date>2006-09-25T10:07:00</dc:date>
            </office:change-info>
          </text:insertion>
        </text:changed-region>
        <text:changed-region text:id="ct1259284232">
          <text:insertion>
            <office:change-info>
              <dc:creator>Ray Lischner</dc:creator>
              <dc:date>2006-09-25T10:08:00</dc:date>
            </office:change-info>
          </text:insertion>
        </text:changed-region>
        <text:changed-region text:id="ct1259285688">
          <text:insertion>
            <office:change-info>
              <dc:creator>Ray Lischner</dc:creator>
              <dc:date>2006-09-25T10:09:00</dc:date>
            </office:change-info>
          </text:insertion>
        </text:changed-region>
        <text:changed-region text:id="ct1245046788">
          <text:insertion>
            <office:change-info>
              <dc:creator>Ray Lischner</dc:creator>
              <dc:date>2006-09-25T10:07:00</dc:date>
            </office:change-info>
          </text:insertion>
        </text:changed-region>
        <text:changed-region text:id="ct1245047684">
          <text:insertion>
            <office:change-info>
              <dc:creator>Ray Lischner</dc:creator>
              <dc:date>2006-09-25T10:09:00</dc:date>
            </office:change-info>
          </text:insertion>
        </text:changed-region>
        <text:changed-region text:id="ct1245048692">
          <text:insertion>
            <office:change-info>
              <dc:creator>Ray Lischner</dc:creator>
              <dc:date>2006-09-25T10:10:00</dc:date>
            </office:change-info>
          </text:insertion>
        </text:changed-region>
        <text:changed-region text:id="ct1245045668">
          <text:insertion>
            <office:change-info>
              <dc:creator>Ray Lischner</dc:creator>
              <dc:date>2006-09-25T10:07:00</dc:date>
            </office:change-info>
          </text:insertion>
        </text:changed-region>
        <text:changed-region text:id="ct1245047572">
          <text:insertion>
            <office:change-info>
              <dc:creator>Ray Lischner</dc:creator>
              <dc:date>2006-09-25T10:08:00</dc:date>
            </office:change-info>
          </text:insertion>
        </text:changed-region>
        <text:changed-region text:id="ct1245047236">
          <text:deletion>
            <office:change-info>
              <dc:creator>Ray Lischner</dc:creator>
              <dc:date>2006-09-25T10:08:00</dc:date>
            </office:change-info>
            <text:p text:style-name="Code"><text:s text:c="2"/>for (int i = 0; i != 10; ++i)</text:p>
            <text:p text:style-name="Code"><text:s text:c="4"/>std::cout &lt;&lt; gen() &lt;&lt; '\n'</text:p>
          </text:deletion>
        </text:changed-region>
        <text:changed-region text:id="ct1245046004">
          <text:deletion>
            <office:change-info>
              <dc:creator>Ray Lischner</dc:creator>
              <dc:date>2006-09-25T10:08:00</dc:date>
            </office:change-info>
            <text:p text:style-name="Code">;</text:p>
            <text:p text:style-name="Code_20_Last"/>
          </text:deletion>
        </text:changed-region>
        <text:changed-region text:id="ct1245045892">
          <text:insertion>
            <office:change-info>
              <dc:creator>Ray Lischner</dc:creator>
              <dc:date>2006-09-25T10:15:00</dc:date>
            </office:change-info>
          </text:insertion>
        </text:changed-region>
        <text:changed-region text:id="ct1245047124">
          <text:deletion>
            <office:change-info>
              <dc:creator>Ray Lischner</dc:creator>
              <dc:date>2006-09-25T10:15:00</dc:date>
            </office:change-info>
            <text:p text:style-name="Code">pha</text:p>
          </text:deletion>
        </text:changed-region>
        <text:changed-region text:id="ct1302709812">
          <text:deletion>
            <office:change-info>
              <dc:creator>Ray Lischner</dc:creator>
              <dc:date>2006-10-05T14:41:00</dc:date>
            </office:change-info>
            <text:p text:style-name="Code">std::toupper(</text:p>
          </text:deletion>
        </text:changed-region>
        <text:changed-region text:id="ct1303721088">
          <text:deletion>
            <office:change-info>
              <dc:creator>Ray Lischner</dc:creator>
              <dc:date>2006-10-05T14:41:00</dc:date>
            </office:change-info>
            <text:p text:style-name="Code">, locale_)</text:p>
          </text:deletion>
        </text:changed-region>
        <text:changed-region text:id="ct1245046452">
          <text:insertion>
            <office:change-info>
              <dc:creator>Ray Lischner</dc:creator>
              <dc:date>2006-09-25T10:18:00</dc:date>
            </office:change-info>
          </text:insertion>
        </text:changed-region>
        <text:changed-region text:id="ct1245046228">
          <text:insertion>
            <office:change-info>
              <dc:creator>Ray Lischner</dc:creator>
              <dc:date>2006-09-25T10:19:00</dc:date>
            </office:change-info>
          </text:insertion>
        </text:changed-region>
        <text:changed-region text:id="ct1245340364">
          <text:insertion>
            <office:change-info>
              <dc:creator>Ray Lischner</dc:creator>
              <dc:date>2006-09-25T10:17:00</dc:date>
            </office:change-info>
          </text:insertion>
        </text:changed-region>
        <text:changed-region text:id="ct1245340140">
          <text:insertion>
            <office:change-info>
              <dc:creator>Ray Lischner</dc:creator>
              <dc:date>2006-09-25T10:15:00</dc:date>
            </office:change-info>
          </text:insertion>
        </text:changed-region>
        <text:changed-region text:id="ct1245339804">
          <text:deletion>
            <office:change-info>
              <dc:creator>Ray Lischner</dc:creator>
              <dc:date>2006-09-25T10:15:00</dc:date>
            </office:change-info>
            <text:p text:style-name="Code">pha</text:p>
          </text:deletion>
        </text:changed-region>
        <text:changed-region text:id="ct1245341596">
          <text:insertion>
            <office:change-info>
              <dc:creator>Ray Lischner</dc:creator>
              <dc:date>2006-09-25T10:15:00</dc:date>
            </office:change-info>
          </text:insertion>
        </text:changed-region>
        <text:changed-region text:id="ct1245341708">
          <text:deletion>
            <office:change-info>
              <dc:creator>Ray Lischner</dc:creator>
              <dc:date>2006-09-25T10:15:00</dc:date>
            </office:change-info>
            <text:p text:style-name="Code">pha</text:p>
          </text:deletion>
        </text:changed-region>
        <text:changed-region text:id="ct1303720752">
          <text:deletion>
            <office:change-info>
              <dc:creator>Ray Lischner</dc:creator>
              <dc:date>2006-10-05T14:41:00</dc:date>
            </office:change-info>
            <text:p text:style-name="Code"><text:s text:c="2"/>char toupper(char ch) const { return std::toupper(ch, locale()); }</text:p>
          </text:deletion>
        </text:changed-region>
        <text:changed-region text:id="ct1298966168">
          <text:deletion>
            <office:change-info>
              <dc:creator>Ray Lischner</dc:creator>
              <dc:date>2006-10-05T14:42:00</dc:date>
            </office:change-info>
            <text:p text:style-name="Code"/>
            <text:p text:style-name="Code"/>
          </text:deletion>
        </text:changed-region>
        <text:changed-region text:id="ct1245341932">
          <text:insertion>
            <office:change-info>
              <dc:creator>Ray Lischner</dc:creator>
              <dc:date>2006-09-25T10:15:00</dc:date>
            </office:change-info>
          </text:insertion>
        </text:changed-region>
        <text:changed-region text:id="ct1245341820">
          <text:deletion>
            <office:change-info>
              <dc:creator>Ray Lischner</dc:creator>
              <dc:date>2006-09-25T10:15:00</dc:date>
            </office:change-info>
            <text:p text:style-name="Code">pha</text:p>
          </text:deletion>
        </text:changed-region>
        <text:changed-region text:id="ct1303523804">
          <text:deletion>
            <office:change-info>
              <dc:creator>Ray Lischner</dc:creator>
              <dc:date>2006-10-05T14:42:00</dc:date>
            </office:change-info>
            <text:p text:style-name="Code">toupper(</text:p>
          </text:deletion>
        </text:changed-region>
        <text:changed-region text:id="ct1302677144">
          <text:deletion>
            <office:change-info>
              <dc:creator>Ray Lischner</dc:creator>
              <dc:date>2006-10-05T14:42:00</dc:date>
            </office:change-info>
            <text:p text:style-name="Code">)</text:p>
          </text:deletion>
        </text:changed-region>
        <text:changed-region text:id="ct1245962264">
          <text:deletion>
            <office:change-info>
              <dc:creator>Matthew Moodie</dc:creator>
              <dc:date>2006-09-14T16:07:00</dc:date>
            </office:change-info>
            <text:p text:style-name="Code">e</text:p>
          </text:deletion>
        </text:changed-region>
        <text:changed-region text:id="ct1303284036">
          <text:deletion>
            <office:change-info>
              <dc:creator>Ray Lischner</dc:creator>
              <dc:date>2006-10-05T14:42:00</dc:date>
            </office:change-info>
            <text:p text:style-name="Body_20_Text">, <text:span text:style-name="Code_20_Inline">toupper</text:span>,</text:p>
          </text:deletion>
        </text:changed-region>
        <text:changed-region text:id="ct1245964840">
          <text:insertion>
            <office:change-info>
              <dc:creator>Ray Lischner</dc:creator>
              <dc:date>2006-09-25T10:19:00</dc:date>
            </office:change-info>
          </text:insertion>
        </text:changed-region>
        <text:changed-region text:id="ct1245964728">
          <text:deletion>
            <office:change-info>
              <dc:creator>Ray Lischner</dc:creator>
              <dc:date>2006-09-25T10:20:00</dc:date>
            </office:change-info>
            <text:p text:style-name="Body_20_Text"><text:span text:style-name="Code_20_Inline">pha</text:span></text:p>
          </text:deletion>
        </text:changed-region>
        <text:changed-region text:id="ct1273766824">
          <text:deletion>
            <office:change-info>
              <dc:creator>Ray Lischner</dc:creator>
              <dc:date>2006-10-05T11:18:00</dc:date>
            </office:change-info>
            <text:p text:style-name="Code"><text:s/>= 0</text:p>
          </text:deletion>
        </text:changed-region>
        <text:changed-region text:id="ct1273767272">
          <text:deletion>
            <office:change-info>
              <dc:creator>Ray Lischner</dc:creator>
              <dc:date>2006-10-05T11:18:00</dc:date>
            </office:change-info>
            <text:p text:style-name="Code">= 1</text:p>
          </text:deletion>
        </text:changed-region>
        <text:changed-region text:id="ct1273767048">
          <text:insertion>
            <office:change-info>
              <dc:creator>Ray Lischner</dc:creator>
              <dc:date>2006-10-05T11:19: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40" style:data-style-name="N0">40</text:variable-set></text:p>
      <text:p text:style-name="Chapter_20_Title">Function Objects</text:p>
      <text:p text:style-name="Body_20_Text_20_First">Classes have many, many uses in C++ programs. This exploration introduces one powerful use of classes to replace functions. This style of programming is especially useful with the standard algorithms.</text:p>
      <text:p text:style-name="Heading_20_1">The Function Call Operator</text:p>
      <text:p text:style-name="Body_20_Text_20_First">The first step is to take a look at an <text:change-start text:change-id="ct1251818568"/>un<text:change-end text:change-id="ct1251818568"/>usual “operator,” the function call operator, which lets an object behave as a function. Overload this operator the same way you would any other operator. Its name is <text:span text:style-name="Code_20_Inline">operator()</text:span>. It takes any number of parameters, and can have any return type. Listing <text:variable-get text:name="chapter" office:value-type="float" style:data-style-name="N0">40</text:variable-get>-<text:reference-ref text:reference-format="text" text:ref-name="generate_id_code">1</text:reference-ref> shows another iteration of the <text:span text:style-name="Code_20_Inline">generate_id</text:span> class (last seen in Listing 39-5), replacing the <text:span text:style-name="Code_20_Inline">next()</text:span> member function with the function call operator. In this case, the function has no parameters, so the first set of empty parentheses is the operator name and the second set is the empty parameter list.</text:p>
      <text:p text:style-name="Code_20_Caption"><text:hidden-text text:condition="ooow:" text:string-value=".func" text:is-hidden="true"/>Listing <text:variable-get text:name="chapter" office:value-type="float" style:data-style-name="N0">40</text:variable-get>-<text:reference-mark-start text:name="generate_id_code"/><text:sequence text:ref-name="refText0" text:name="Text" text:formula="ooow:Text+1" style:num-format="1">1</text:sequence><text:reference-mark-end text:name="generate_id_code"/>. Rewriting <text:span text:style-name="Code_20_Inline">generate_id</text:span> to use the function call operator</text:p>
      <text:p text:style-name="Code_20_First">#ifndef GENERATE_ID_HPP_</text:p>
      <text:p text:style-name="Code">#define GENERATE_ID_HPP_</text:p>
      <text:p text:style-name="Code"/>
      <text:p text:style-name="Code">/// Class for generating a unique ID number.</text:p>
      <text:p text:style-name="Code">class generate_id</text:p>
      <text:p text:style-name="Code">{</text:p>
      <text:p text:style-name="Code">public:</text:p>
      <text:p text:style-name="Code"><text:s text:c="2"/>generate_id() : counter_(0) {}</text:p>
      <text:p text:style-name="Code"><text:s text:c="2"/><text:change text:change-id="ct1251819128"/>long operator()()<text:hidden-text text:condition="ooow:comment == 1" text:string-value="this looks a bit large to be declared as inline" text:is-hidden="true">this looks a bit large to be declared as inline</text:hidden-text>;</text:p>
      <text:p text:style-name="Code">private:</text:p>
      <text:p text:style-name="Code"><text:s text:c="2"/>short counter_;</text:p>
      <text:p text:style-name="Code"><text:s text:c="2"/>static short prefix_;</text:p>
      <text:p text:style-name="Code"><text:s text:c="2"/>static long int const max_counter_ = 32767;</text:p>
      <text:p text:style-name="Code">};<text:change-start text:change-id="ct1251815992"/></text:p>
      <text:p text:style-name="Code"/>
      <text:p text:style-name="Code_20_Last">#endif<text:change-end text:change-id="ct1251815992"/><text:change-start text:change-id="ct1259284904"/></text:p>
      <text:p text:style-name="Body_20_Text_20_Cont">Listing <text:variable-get text:name="chapter" office:value-type="float" style:data-style-name="N0">40</text:variable-get>- shows the implementation of the function call operator (and <text:span text:style-name="Code_20_Inline">prefix_</text:span>, which also needs a definition).</text:p>
      <text:p text:style-name="Code_20_Caption"><text:hidden-text text:condition="ooow:" text:string-value=".func" text:is-hidden="true"/>Listing <text:variable-get text:name="chapter" office:value-type="float" style:data-style-name="N0">40</text:variable-get>-<text:reference-mark-start text:name="func_call_op_impl_code"/><text:sequence text:ref-name="refText1" text:name="Text" text:formula="ooow:Text+1" style:num-format="1">2</text:sequence><text:reference-mark-end text:name="func_call_op_impl_code"/>.<text:change-end text:change-id="ct1259284904"/><text:change-start text:change-id="ct1259286360"/> Implementation of the <text:span text:style-name="Code_20_Inline">generate_id</text:span> function call operator</text:p>
      <text:p text:style-name="Code">#include "generate_id.hpp"</text:p>
      <text:p text:style-name="Code"><text:change-end text:change-id="ct1259286360"/><text:change-start text:change-id="ct1259285464"/></text:p>
      <text:p text:style-name="Code">short generate_id::prefix_(1);</text:p>
      <text:p text:style-name="Code"><text:change-end text:change-id="ct1259285464"/></text:p>
      <text:p text:style-name="Code"><text:change text:change-id="ct1259285352"/>long generate_id::operator()()</text:p>
      <text:p text:style-name="Code">{</text:p>
      <text:p text:style-name="Code"><text:s text:c="2"/>if (counter_ == max_counter_)</text:p>
      <text:p text:style-name="Code"><text:s text:c="4"/>counter_ = 0;</text:p>
      <text:p text:style-name="Code"><text:s text:c="2"/>else</text:p>
      <text:p text:style-name="Code"><text:s text:c="4"/>++counter_;</text:p>
      <text:p text:style-name="Code"><text:s text:c="2"/>return prefix_ * (max_counter_ + 1) + counter_;</text:p>
      <text:p text:style-name="Code_20_Last">}<text:change text:change-id="ct1259285240"/></text:p>
      <text:p text:style-name="Body_20_Text_20_Cont">In order to use the function call operator, you must first declare an object of the class type. Then use the object name as though it were a function name. Pass arguments to this object the way you would to an ordinary function. The compiler sees the use of the object name as a function, and invokes the function call operator. Listing <text:variable-get text:name="chapter" office:value-type="float" style:data-style-name="N0">40</text:variable-get>-<text:reference-ref text:reference-format="text" text:ref-name="generate_id_program_code">3</text:reference-ref> shows a sample program that uses a <text:span text:style-name="Code_20_Inline">generate_id</text:span> function call operator<text:change-start text:change-id="ct1259285912"/> to generate id codes for new library works (remember the <text:span text:style-name="Code_20_Inline">work</text:span> class from <text:change-end text:change-id="ct1259285912"/><text:change-start text:change-id="ct1259282552"/>Exploration 36?)<text:change-end text:change-id="ct1259282552"/>.<text:change-start text:change-id="ct1259284232"/> Assume<text:change-end text:change-id="ct1259284232"/><text:change-start text:change-id="ct1259285688"/> that <text:span text:style-name="Code_20_Inline">int_to_id</text:span> converts an integer identification into the string format that work requires, and that <text:span text:style-name="Code_20_Inline">accession</text:span> adds a work-derived object to the library’s database.<text:change-end text:change-id="ct1259285688"/></text:p>
      <text:p text:style-name="Code_20_Caption">Listing <text:variable-get text:name="chapter" office:value-type="float" style:data-style-name="N0">40</text:variable-get>-<text:reference-mark-start text:name="generate_id_program_code"/><text:sequence text:ref-name="refText2" text:name="Text" text:formula="ooow:Text+1" style:num-format="1">3</text:sequence><text:reference-mark-end text:name="generate_id_program_code"/>. Using a <text:span text:style-name="Code_20_Inline">generate_id</text:span> object’s function call operator</text:p>
      <text:p text:style-name="Code_20_First">#include &lt;iostream&gt;</text:p>
      <text:p text:style-name="Code">#include &lt;ostream&gt;</text:p>
      <text:p text:style-name="Code"/>
      <text:p text:style-name="Code">#include "generate_id.hpp"<text:change-start text:change-id="ct1245046788"/></text:p>
      <text:p text:style-name="Code">#include "library.hpp"<text:change-end text:change-id="ct1245046788"/></text:p>
      <text:p text:style-name="Code"><text:change-start text:change-id="ct1245047684"/></text:p>
      <text:p text:style-name="Code">bool get_movie(std::string&amp; title, int&amp; runtime)</text:p>
      <text:p text:style-name="Code">{</text:p>
      <text:p text:style-name="Code"><text:s text:c="2"/><text:change-end text:change-id="ct1245047684"/><text:change-start text:change-id="ct1245048692"/>std::cout &lt;&lt; "Movie title: ";</text:p>
      <text:p text:style-name="Code"><text:s text:c="2"/>if (not std::getline(std::cin, title))</text:p>
      <text:p text:style-name="Code"><text:s text:c="4"/>return false;</text:p>
      <text:p text:style-name="Code"><text:s text:c="2"/>std::cout &lt;&lt; "Runtime (minutes): ";</text:p>
      <text:p text:style-name="Code"><text:s text:c="2"/>if (not (std::cin &gt;&gt; runtime))</text:p>
      <text:p text:style-name="Code"><text:s text:c="4"/>return false;</text:p>
      <text:p text:style-name="Code"><text:s text:c="2"/>return true;</text:p>
      <text:p text:style-name="Code">}</text:p>
      <text:p text:style-name="Code"><text:change-end text:change-id="ct1245048692"/></text:p>
      <text:p text:style-name="Code">int main()</text:p>
      <text:p text:style-name="Code">{</text:p>
      <text:p text:style-name="Code"><text:s text:c="2"/>generate_id gen; <text:s text:c="10"/>// Create an ID generator<text:change-start text:change-id="ct1245045668"/></text:p>
      <text:p text:style-name="Code"><text:s text:c="2"/>std::string title;</text:p>
      <text:p text:style-name="Code"><text:s text:c="2"/>int runtime;</text:p>
      <text:p text:style-name="Code"><text:s text:c="2"/>while (get_movie(title, runtime))</text:p>
      <text:p text:style-name="Code"><text:s text:c="2"/>{</text:p>
      <text:p text:style-name="Code"><text:s text:c="4"/>m<text:change-end text:change-id="ct1245045668"/><text:change-start text:change-id="ct1245047572"/>ovie m(int_to_id(gen()), title, runtime);</text:p>
      <text:p text:style-name="Code"><text:s text:c="4"/>accession(m);</text:p>
      <text:p text:style-name="Code"><text:s text:c="2"/>}<text:change-end text:change-id="ct1245047572"/></text:p>
      <text:p text:style-name="Code"><text:change text:change-id="ct1245047236"/><text:hidden-text text:condition="ooow:comment == 1" text:string-value="The trouble with this example is that whilst it shows the mechanics it does not provide any motivation." text:is-hidden="true">The trouble with this example is that whilst it shows the mechanics it does not provide any motivation.</text:hidden-text><text:change text:change-id="ct1245046004"/>}</text:p>
      <text:p text:style-name="Heading_20_1">Function Objects</text:p>
      <text:p text:style-name="Body_20_Text_20_First">A <text:span text:style-name="T1">function object</text:span> or <text:span text:style-name="T2">functor</text:span> is an object of class type, for a class that overloads the function call operator. Informally, programmers sometimes speak of the class, too, as a “function object,” with the understanding that the actual function objects are the variables defined with that class type.</text:p>
      <text:p text:style-name="Body_20_Text">The power of a function object is that the object can maintain state information, as you saw with <text:span text:style-name="T2">generate_id</text:span>. Stateful objects are much more powerful and flexible than plain, ordinary functions.</text:p>
      <text:p text:style-name="Body_20_Text">Recall the <text:span text:style-name="Code_20_Inline">std::transform</text:span> algorithm from Exploration 21. The goal was to transform a string by converting the case of each character in the string. The problem was that <text:span text:style-name="Code_20_Inline">transform</text:span> did not make it easy to call the standard <text:span text:style-name="Code_20_Inline">toupper</text:span> or <text:span text:style-name="Code_20_Inline">tolower</text:span> function. Using a function object, however, the task becomes simpler. Refer back to Listing 21-3, and <text:span text:style-name="T3">rewrite the </text:span><text:span text:style-name="T4">sanitize</text:span><text:span text:style-name="T3"> function so it makes use of </text:span><text:span text:style-name="T4">non_letter</text:span><text:span text:style-name="T3"> and </text:span><text:span text:style-name="T4">lowercase</text:span><text:span text:style-name="T3"> function objects instead of functions.</text:span></text:p>
      <text:p text:style-name="Body_20_Text">Need a hint? The constructors take a <text:span text:style-name="Code_20_Inline">locale</text:span> object as an argument.</text:p>
      <text:p text:style-name="Body_20_Text">Compare your solution with mine in Listing <text:variable-get text:name="chapter" office:value-type="float" style:data-style-name="N0">40</text:variable-get>-<text:reference-ref text:reference-format="text" text:ref-name="sanitize_code">4</text:reference-ref>.</text:p>
      <text:p text:style-name="Code_20_Caption">Listing <text:variable-get text:name="chapter" office:value-type="float" style:data-style-name="N0">40</text:variable-get>-<text:reference-mark-start text:name="sanitize_code"/><text:sequence text:ref-name="refText3" text:name="Text" text:formula="ooow:Text+1" style:num-format="1">4</text:sequence><text:reference-mark-end text:name="sanitize_code"/>. Rewriting the <text:span text:style-name="Code_20_Inline">sanitize</text:span> function to make use of function objects</text:p>
      <text:p text:style-name="Code_20_First">/** Test for non-letter. */</text:p>
      <text:p text:style-name="Code">class non_letter</text:p>
      <text:p text:style-name="Code">{</text:p>
      <text:p text:style-name="Code">public:</text:p>
      <text:p text:style-name="Code"><text:s text:c="2"/>non_letter(std::locale loc) : locale_(loc) {}</text:p>
      <text:p text:style-name="Code"><text:s text:c="2"/>bool operator()(char ch)</text:p>
      <text:p text:style-name="Code"><text:s text:c="2"/>const</text:p>
      <text:p text:style-name="Code"><text:s text:c="2"/>{</text:p>
      <text:p text:style-name="Code"><text:s text:c="4"/>return not isal<text:change-start text:change-id="ct1245045892"/>num<text:change-end text:change-id="ct1245045892"/><text:change text:change-id="ct1245047124"/>(ch, locale_);</text:p>
      <text:p text:style-name="Code"><text:s text:c="2"/>}</text:p>
      <text:p text:style-name="Code">private:</text:p>
      <text:p text:style-name="Code"><text:s text:c="2"/>std::locale locale_;</text:p>
      <text:p text:style-name="Code">};</text:p>
      <text:p text:style-name="Code"/>
      <text:p text:style-name="Code">/** Convert to lowercase.</text:p>
      <text:p text:style-name="Code"><text:s/>* Use a canonical form by converting to uppercase first,</text:p>
      <text:p text:style-name="Code"><text:s/>* and then to lowercase.</text:p>
      <text:p text:style-name="Code"><text:s/>*/</text:p>
      <text:p text:style-name="Code">class lowercase</text:p>
      <text:p text:style-name="Code">{</text:p>
      <text:p text:style-name="Code">public:</text:p>
      <text:p text:style-name="Code"><text:s text:c="2"/>lowercase(std::locale loc) : locale_(loc) {}</text:p>
      <text:p text:style-name="Code"><text:s text:c="2"/>char operator()(char ch)</text:p>
      <text:p text:style-name="Code"><text:s text:c="2"/>const</text:p>
      <text:p text:style-name="Code"><text:s text:c="2"/>{</text:p>
      <text:p text:style-name="Code"><text:s text:c="4"/>return std::tolower(<text:change text:change-id="ct1302709812"/>ch<text:change text:change-id="ct1303721088"/>, locale_);</text:p>
      <text:p text:style-name="Code"><text:s text:c="2"/>}</text:p>
      <text:p text:style-name="Code">private:</text:p>
      <text:p text:style-name="Code"><text:s text:c="2"/>std::locale locale_;</text:p>
      <text:p text:style-name="Code">};</text:p>
      <text:p text:style-name="Code"/>
      <text:p text:style-name="Code">/** Sanitize a string by keeping only alphabetic characters.</text:p>
      <text:p text:style-name="Code"><text:s/>* @param str the original string</text:p>
      <text:p text:style-name="Code"><text:s/>* @return a santized copy of the string</text:p>
      <text:p text:style-name="Code"><text:s/>*/</text:p>
      <text:p text:style-name="Code">std::string sanitize(std::string str)</text:p>
      <text:p text:style-name="Code">{</text:p>
      <text:p text:style-name="Code"><text:s text:c="2"/>// Remove all non-letters from the string, and then erase them.</text:p>
      <text:p text:style-name="Code"><text:s text:c="2"/>str.erase(std::remove_if(str.begin(), str.end(), non_letter(std::locale())),</text:p>
      <text:p text:style-name="Code"><text:s text:c="12"/>str.end());</text:p>
      <text:p text:style-name="Code"/>
      <text:p text:style-name="Code"><text:s text:c="2"/>// Convert the remnants of the string to lowercase.</text:p>
      <text:p text:style-name="Code"><text:s text:c="2"/>std::transform(str.begin(), str.end(), str.begin(), lowercase(std::locale()));</text:p>
      <text:p text:style-name="Code"/>
      <text:p text:style-name="Code"><text:s text:c="2"/>return str;</text:p>
      <text:p text:style-name="Code_20_Last">}</text:p>
      <text:p text:style-name="Body_20_Text_20_Cont">At first glance, you don’t seem to have gained much by using function objects instead of functions. The code is longer. If you aren’t used to seeing function objects, the code seems more complicated. On the other hand, the program is not fetching the global locale three times for every single character. Instead, the program fetches the global locale twice for an entire word. By creating the function objects in <text:span text:style-name="Code_20_Inline">main()</text:span> and passing them as arguments to <text:span text:style-name="Code_20_Inline">sanitize</text:span>, the program could fetch the desired locale once for the entire program.</text:p>
      <text:p text:style-name="P2">Implement this suggested optimization.</text:p>
      <text:p text:style-name="Body_20_Text">Listing <text:variable-get text:name="chapter" office:value-type="float" style:data-style-name="N0">40</text:variable-get>-<text:reference-ref text:reference-format="text" text:ref-name="sanitizer_function_object_code">5</text:reference-ref> shows my solution. I wrote a new function object, <text:span text:style-name="Code_20_Inline">sanitizer</text:span>, which has a constructor that takes a <text:span text:style-name="Code_20_Inline">locale</text:span> as an argument. The <text:span text:style-name="Code_20_Inline">sanitizer</text:span> in turn creates two function objects, <text:span text:style-name="Code_20_Inline">non_letter</text:span> and <text:span text:style-name="Code_20_Inline">lowercase</text:span>, and uses them as before.</text:p>
      <text:p text:style-name="Code_20_Caption">Listing <text:variable-get text:name="chapter" office:value-type="float" style:data-style-name="N0">40</text:variable-get>-<text:reference-mark-start text:name="sanitizer_function_object_code"/><text:sequence text:ref-name="refText4" text:name="Text" text:formula="ooow:Text+1" style:num-format="1">5</text:sequence><text:reference-mark-end text:name="sanitizer_function_object_code"/>. Rewriting the <text:span text:style-name="Code_20_Inline">sanitize</text:span> function as a function object</text:p>
      <text:p text:style-name="Code_20_First"><text:change-start text:change-id="ct1245046452"/>// Copy the initial portion of Listing 21-2 here, including print_counts,</text:p>
      <text:p text:style-name="Code">// but stopping just before sanitize.<text:change-end text:change-id="ct1245046452"/><text:change-start text:change-id="ct1245046228"/></text:p>
      <text:p text:style-name="Code">... omitted for brevity ...</text:p>
      <text:p text:style-name="Code"><text:change-end text:change-id="ct1245046228"/><text:change-start text:change-id="ct1245340364"/></text:p>
      <text:p text:style-name="Code"><text:change-end text:change-id="ct1245340364"/>/** Base class to hold a locale object. */</text:p>
      <text:p text:style-name="Code">class function</text:p>
      <text:p text:style-name="Code">{</text:p>
      <text:p text:style-name="Code">public:</text:p>
      <text:p text:style-name="Code"><text:s text:c="2"/>function(std::locale loc) : locale_(loc) {}</text:p>
      <text:p text:style-name="Code"><text:s text:c="2"/>bool isal<text:change-start text:change-id="ct1245340140"/>num<text:change-end text:change-id="ct1245340140"/><text:change text:change-id="ct1245339804"/>(char ch) const { return std::isal<text:change-start text:change-id="ct1245341596"/>num<text:change-end text:change-id="ct1245341596"/><text:change text:change-id="ct1245341708"/>(ch, locale()); }</text:p>
      <text:p text:style-name="Code"><text:s text:c="2"/>char tolower(char ch) const { return std::tolower(ch, locale()); }</text:p>
      <text:p text:style-name="Code"><text:change text:change-id="ct1303720752"/><text:change text:change-id="ct1298966168"/>private:</text:p>
      <text:p text:style-name="Code"><text:s text:c="2"/>std::locale const&amp; locale() const { return locale_; }</text:p>
      <text:p text:style-name="Code"><text:s text:c="2"/>std::locale locale_;</text:p>
      <text:p text:style-name="Code">};</text:p>
      <text:p text:style-name="Code_20_First">/** Test for non-letter. */</text:p>
      <text:p text:style-name="Code">class non_letter : public function</text:p>
      <text:p text:style-name="Code">{</text:p>
      <text:p text:style-name="Code">public:</text:p>
      <text:p text:style-name="Code"><text:s text:c="2"/>non_letter(std::locale loc) : function(loc) {}</text:p>
      <text:p text:style-name="Code"><text:s text:c="2"/>bool operator()(char ch)</text:p>
      <text:p text:style-name="Code"><text:s text:c="2"/>const</text:p>
      <text:p text:style-name="Code"><text:s text:c="2"/>{</text:p>
      <text:p text:style-name="Code"><text:s text:c="4"/>return not isal<text:change-start text:change-id="ct1245341932"/>num<text:change-end text:change-id="ct1245341932"/><text:change text:change-id="ct1245341820"/>(ch);</text:p>
      <text:p text:style-name="Code"><text:s text:c="2"/>}</text:p>
      <text:p text:style-name="Code">};</text:p>
      <text:p text:style-name="Code"/>
      <text:p text:style-name="Code">/** Convert to lowercase.</text:p>
      <text:p text:style-name="Code"><text:s/>* Use a canonical form by converting to uppercase first,</text:p>
      <text:p text:style-name="Code"><text:s/>* and then to lowercase.</text:p>
      <text:p text:style-name="Code"><text:s/>*/</text:p>
      <text:p text:style-name="Code">class lowercase : public function</text:p>
      <text:p text:style-name="Code">{</text:p>
      <text:p text:style-name="Code">public:</text:p>
      <text:p text:style-name="Code"><text:s text:c="2"/>lowercase(std::locale loc) : function(loc) {}</text:p>
      <text:p text:style-name="Code"><text:s text:c="2"/>char operator()(char ch)</text:p>
      <text:p text:style-name="Code"><text:s text:c="2"/>const</text:p>
      <text:p text:style-name="Code"><text:s text:c="2"/>{</text:p>
      <text:p text:style-name="Code"><text:s text:c="4"/>return tolower(<text:change text:change-id="ct1303523804"/>ch<text:change text:change-id="ct1302677144"/>);</text:p>
      <text:p text:style-name="Code"><text:s text:c="2"/>}</text:p>
      <text:p text:style-name="Code">};</text:p>
      <text:p text:style-name="Code"/>
      <text:p text:style-name="Code">/** Sanitize a string by keeping only alphabetic characters. */</text:p>
      <text:p text:style-name="Code">class sanitizer : public function</text:p>
      <text:p text:style-name="Code">{</text:p>
      <text:p text:style-name="Code">public:</text:p>
      <text:p text:style-name="Code"><text:s text:c="2"/>sanitizer(std::locale loc) : function(loc), non_letter_(loc), lowercase_(loc) {}</text:p>
      <text:p text:style-name="Code"><text:s text:c="2"/>std::string operator()(std::string str)</text:p>
      <text:p text:style-name="Code"><text:s text:c="2"/>{</text:p>
      <text:p text:style-name="Code"><text:s text:c="4"/>// Remove all non-letters from the string, and then erase them.</text:p>
      <text:p text:style-name="Code"><text:s text:c="4"/>str.erase(std::remove_if(str.begin(), str.end(), non_letter_), str.end());</text:p>
      <text:p text:style-name="Code"/>
      <text:p text:style-name="Code"><text:s text:c="4"/>// Convert the remnants of the string to lowercase.</text:p>
      <text:p text:style-name="Code"><text:s text:c="4"/>std::transform(str.begin(), str.end(), str.begin(), lowercase_);</text:p>
      <text:p text:style-name="Code"/>
      <text:p text:style-name="Code"><text:s text:c="4"/>return str;</text:p>
      <text:p text:style-name="Code"><text:s text:c="2"/>}</text:p>
      <text:p text:style-name="Code">private:</text:p>
      <text:p text:style-name="Code"><text:s text:c="2"/>non_letter non_letter_;</text:p>
      <text:p text:style-name="Code"><text:s text:c="2"/>lowercase lowercase_;</text:p>
      <text:p text:style-name="Code">};</text:p>
      <text:p text:style-name="Code"/>
      <text:p text:style-name="Code">/** Main program to count unique words in the standard input. */</text:p>
      <text:p text:style-name="Code">int main()</text:p>
      <text:p text:style-name="Code">{</text:p>
      <text:p text:style-name="Code"><text:s text:c="2"/>// Fetch the native locale only once.</text:p>
      <text:p text:style-name="Code"><text:s text:c="2"/>std::locale native(std::locale(""));</text:p>
      <text:p text:style-name="Code"><text:s text:c="2"/>// Use the native locale as the global<text:change text:change-id="ct1245962264"/> locale.</text:p>
      <text:p text:style-name="Code"><text:s text:c="2"/>std::locale::global(native);</text:p>
      <text:p text:style-name="Code"><text:s text:c="2"/>initialize_streams()<text:hidden-text text:condition="ooow:comment == 1" text:string-value="It would help your reader if you referenced the declaration and definition of this function." text:is-hidden="true">It would help your reader if you referenced the declaration and definition of this function.</text:hidden-text>;</text:p>
      <text:p text:style-name="Code"/>
      <text:p text:style-name="Code"><text:s text:c="2"/>count_map counts<text:hidden-text text:condition="ooow:comment == 1" text:string-value="trouble is that you have left out the typedef that declared count_map" text:is-hidden="true">trouble is that you have left out the typedef that declared count_map</text:hidden-text>;</text:p>
      <text:p text:style-name="Code"><text:s text:c="2"/>std::string word;</text:p>
      <text:p text:style-name="Code_20_Bold"><text:s text:c="2"/>sanitizer sanitize(native);</text:p>
      <text:p text:style-name="Code"/>
      <text:p text:style-name="Code"><text:s text:c="2"/>// Read words from the standard input and count the number of times</text:p>
      <text:p text:style-name="Code"><text:s text:c="2"/>// each word occurs.</text:p>
      <text:p text:style-name="Code"><text:s text:c="2"/>while (std::cin &gt;&gt; word)</text:p>
      <text:p text:style-name="Code"><text:s text:c="2"/>{</text:p>
      <text:p text:style-name="Code"><text:s text:c="4"/>std::string copy(sanitize(word));</text:p>
      <text:p text:style-name="Code"/>
      <text:p text:style-name="Code"><text:s text:c="4"/>// The "word" might be all punctuation, so the copy would be empty.</text:p>
      <text:p text:style-name="Code"><text:s text:c="4"/>// Don't count empty strings.</text:p>
      <text:p text:style-name="Code"><text:s text:c="4"/>if (not copy.empty())</text:p>
      <text:p text:style-name="Code"><text:s text:c="6"/>++counts[copy];</text:p>
      <text:p text:style-name="Code"><text:s text:c="2"/>}</text:p>
      <text:p text:style-name="Code"/>
      <text:p text:style-name="Code"><text:s text:c="2"/>print_counts(counts);</text:p>
      <text:p text:style-name="Code_20_Last">}</text:p>
      <text:p text:style-name="Body_20_Text_20_Cont">Notice how the <text:span text:style-name="Code_20_Inline">main</text:span> program requires very few changes.</text:p>
      <text:p text:style-name="Body_20_Text">I also factored out a common base class, <text:span text:style-name="Code_20_Inline">function</text:span>, for all the function objects. The base class manages the <text:span text:style-name="Code_20_Inline">locale</text:span> object and hides it from the derived classes by presenting its own <text:span text:style-name="Code_20_Inline">tolower</text:span><text:change text:change-id="ct1303284036"/> and <text:span text:style-name="Code_20_Inline">isal</text:span><text:change-start text:change-id="ct1245964840"/><text:span text:style-name="Code_20_Inline">num</text:span><text:change-end text:change-id="ct1245964840"/><text:change text:change-id="ct1245964728"/> functions. Thus, if you later find a way to further improve the performance of these functions, you can hide the details in the base class.</text:p>
      <text:p text:style-name="Body_20_Text">Another advantage to using function objects is that function call operators can be inlined. For a small function that a program calls often, the savings can be considerable. Using a sample file that contains about 12MB of text, Listing 21-3 ran in 6.2 seconds and Listing <text:variable-get text:name="chapter" office:value-type="float" style:data-style-name="N0">40</text:variable-get>-<text:reference-ref text:reference-format="text" text:ref-name="sanitizer_function_object_code">5</text:reference-ref> ran in 4.8 seconds on the same platform.</text:p>
      <text:p text:style-name="Heading_20_1">Recycling Member Functions</text:p>
      <text:p text:style-name="Body_20_Text_20_First">You don’t always need to write brand new classes for your function objects. Sometimes, you can recycle existing member functions. The standard library has a function, <text:span text:style-name="Code_20_Inline">mem_fun_ref</text:span> (in the <text:span text:style-name="Code_20_Inline">&lt;functional&gt;</text:span> header), which wraps a member function in a special functor, enabling you to use that member function easily with standard algorithms or anywhere else you need a function object.</text:p>
      <text:p text:style-name="Body_20_Text">Suppose you have a vector of <text:span text:style-name="Code_20_Inline">vital_stats</text:span> objects (see Listing 39-8), and you want to copy only the <text:span text:style-name="Code_20_Inline">bmi()</text:span> values to another vector so you can perform some statistical analysis on the BMI data. Listing <text:variable-get text:name="chapter" office:value-type="float" style:data-style-name="N0">40</text:variable-get>-<text:reference-ref text:reference-format="text" text:ref-name="bmi_extraction_code">6</text:reference-ref> shows how use <text:span text:style-name="Code_20_Inline">mem_fun_ref</text:span> with the <text:span text:style-name="Code_20_Inline">bmi</text:span> member function.</text:p>
      <text:p text:style-name="Code_20_Caption">Listing <text:variable-get text:name="chapter" office:value-type="float" style:data-style-name="N0">40</text:variable-get>-<text:reference-mark-start text:name="bmi_extraction_code"/><text:sequence text:ref-name="refText5" text:name="Text" text:formula="ooow:Text+1" style:num-format="1">6</text:sequence><text:reference-mark-end text:name="bmi_extraction_code"/>. Extracting BMI values</text:p>
      <text:p text:style-name="Code_20_First">#include &lt;algorithm&gt;</text:p>
      <text:p text:style-name="Code">#include &lt;iostream&gt;</text:p>
      <text:p text:style-name="Code">#include &lt;istream&gt;</text:p>
      <text:p text:style-name="Code">#include &lt;locale&gt;</text:p>
      <text:p text:style-name="Code">#include &lt;ostream&gt;</text:p>
      <text:p text:style-name="Code">#include &lt;string&gt;</text:p>
      <text:p text:style-name="Code">#include &lt;vector&gt;</text:p>
      <text:p text:style-name="Code"/>
      <text:p text:style-name="Code">#include "vital_stats.hpp"</text:p>
      <text:p text:style-name="Code"/>
      <text:p text:style-name="Code">int main()</text:p>
      <text:p text:style-name="Code">{</text:p>
      <text:p text:style-name="Code"><text:s text:c="2"/>std::cout.imbue(std::locale(""));</text:p>
      <text:p text:style-name="Code"><text:s text:c="2"/>std::cin.imbue(std::locale(""));</text:p>
      <text:p text:style-name="Code"/>
      <text:p text:style-name="Code"><text:s text:c="2"/>std::vector&lt;vital_stats&gt; data;</text:p>
      <text:p text:style-name="Code"/>
      <text:p text:style-name="Code"><text:s text:c="2"/>std::cout &lt;&lt; "Enter name, height (in cm),"</text:p>
      <text:p text:style-name="Code"><text:s text:c="15"/>" and weight (in kg) for each person:\n";</text:p>
      <text:p text:style-name="Code"><text:s text:c="2"/>vital_stats stats;</text:p>
      <text:p text:style-name="Code"><text:s text:c="2"/>while (stats.read(std::cin, data.size()+1))</text:p>
      <text:p text:style-name="Code"><text:s text:c="4"/>data.push_back(stats);</text:p>
      <text:p text:style-name="Code"/>
      <text:p text:style-name="Code"><text:s text:c="2"/>// Copy only the BMI values to bmi_data.</text:p>
      <text:p text:style-name="Code"><text:s text:c="2"/>std::vector&lt;int&gt; bmi_data(data.size());</text:p>
      <text:p text:style-name="Code"><text:s text:c="2"/>std::transform(data.begin(), data.end(), bmi_data.begin(),</text:p>
      <text:p text:style-name="Code_20_Bold"><text:s text:c="17"/>std::mem_fun_ref(&amp;vital_stats::bmi));</text:p>
      <text:p text:style-name="Code"/>
      <text:p text:style-name="Code"><text:s text:c="2"/>// Do stuff with bmi_data.</text:p>
      <text:p text:style-name="Code">... omitted for brevity ...</text:p>
      <text:p text:style-name="Code_20_Last">}</text:p>
      <text:p text:style-name="Body_20_Text_20_Cont">The key is the call to <text:span text:style-name="Code_20_Inline">mem_fun_ref</text:span>. The sole argument is the address of a member function, in this case the <text:span text:style-name="Code_20_Inline">bm</text:span><text:span text:style-name="Code_20_Inline"><text:span text:style-name="Code_20_Inline">i</text:span></text:span> member function of the <text:span text:style-name="Code_20_Inline">vital_stats</text:span> class, written with the qualified class name, <text:span text:style-name="Code_20_Inline">vital_stats::bmi</text:span>. The <text:span text:style-name="Code_20_Inline">&amp;</text:span> operand tells the compiler that you are not calling the member function, but need its location in memory. The <text:span text:style-name="Code_20_Inline">mem_fun_ref</text:span> function takes the member function address and creates a functor with one parameter, with type <text:span text:style-name="Code_20_Inline">vital_</text:span><text:span text:style-name="Code_20_Inline"><text:span text:style-name="Code_20_Inline">s</text:span></text:span><text:span text:style-name="Code_20_Inline">tats</text:span>. The functor’s function call operator calls the <text:span text:style-name="Code_20_Inline">bmi()</text:span> member function. The exact implementation of <text:span text:style-name="Code_20_Inline">mem_fun_ref</text:span> is a detail best left to the library author, but the resulting functor class looks something like the class shown in Listing <text:variable-get text:name="chapter" office:value-type="float" style:data-style-name="N0">40</text:variable-get>-<text:reference-ref text:reference-format="text" text:ref-name="mem_fun_ref_functor_code">7</text:reference-ref>.</text:p>
      <text:p text:style-name="Code_20_Caption"><text:hidden-text text:condition="ooow:" text:string-value=".func" text:is-hidden="true"/>Listing <text:variable-get text:name="chapter" office:value-type="float" style:data-style-name="N0">40</text:variable-get>-<text:reference-mark-start text:name="mem_fun_ref_functor_code"/><text:sequence text:ref-name="refText6" text:name="Text" text:formula="ooow:Text+1" style:num-format="1">7</text:sequence><text:reference-mark-end text:name="mem_fun_ref_functor_code"/>. The functor class that <text:span text:style-name="Code_20_Inline">mem_fun_ref</text:span> creates</text:p>
      <text:p text:style-name="Code_20_First">class mem_fun_ref_class</text:p>
      <text:p text:style-name="Code">{</text:p>
      <text:p text:style-name="Code">public:</text:p>
      <text:p text:style-name="Code"><text:s text:c="2"/>int operator()(vital_stats const&amp; obj)</text:p>
      <text:p text:style-name="Code"><text:s text:c="2"/>const</text:p>
      <text:p text:style-name="Code"><text:s text:c="2"/>{</text:p>
      <text:p text:style-name="Code"><text:s text:c="4"/>return obj.bmi();</text:p>
      <text:p text:style-name="Code"><text:s text:c="2"/>}</text:p>
      <text:p text:style-name="Code_20_Last">};</text:p>
      <text:p text:style-name="Body_20_Text_20_Cont">The actual class name is an implementation detail, and will not collide with any name that you use in your code. You supply the parameter type (<text:span text:style-name="Code_20_Inline">vital_stats</text:span>) and the member function name (<text:span text:style-name="Code_20_Inline">bmi</text:span>) in the argument to <text:span text:style-name="Code_20_Inline">mem_fun_ref</text:span>. The compiler figures out everything else, such as the return type (<text:span text:style-name="Code_20_Inline">int</text:span>) and that the function can be <text:span text:style-name="Code_20_Inline">const</text:span>. If the <text:span text:style-name="Code_20_Inline">bmi</text:span> member function were not <text:span text:style-name="Code_20_Inline">const</text:span>, the functor class would not have a <text:span text:style-name="Code_20_Inline">const</text:span> function call operator and <text:span text:style-name="Code_20_Inline">obj</text:span> parameter.</text:p>
      <text:p text:style-name="Body_20_Text">The <text:span text:style-name="Code_20_Inline">&lt;functional&gt;</text:span> header provides several other standard functors and wrappers of various shapes and sizes. They can be complicated to use correctly, but if you’re curious, any complete language reference will spell out all the details for you. In this book, I’ll stick with <text:span text:style-name="Code_20_Inline">mem_fun_ref</text:span>.</text:p>
      <text:p text:style-name="Heading_20_1">Generator Functor</text:p>
      <text:p text:style-name="Body_20_Text_20_First">Suppose you need a vector that contains integers of increasing value. For example, a vector of size 10 would contains the values 1, 2, 3, ..., 8, 9, 10. The <text:span text:style-name="Code_20_Inline">generate</text:span> algorithm takes an iterator range and calls a function or functor for each element of the range, assigning the result of the functor to successive elements. <text:span text:style-name="T3">Write a functor class to generate successive integers so the functor can be used with the </text:span><text:span text:style-name="T4">generate</text:span><text:span text:style-name="T3"> algorithm.</text:span><text:span text:style-name="T5"> Name the class </text:span><text:span text:style-name="T6">sequence</text:span><text:span text:style-name="T5">. The constructor takes two arguments: the first specifies the initial value of the sequence, and the second is the increment. Each time you call the function call operator, it returns the generator value, and then increments that value, which will be the value returned on the next invocation of the function call operator. Listing </text:span><text:span text:style-name="T5"><text:variable-get text:name="chapter" office:value-type="float" style:data-style-name="N0">40</text:variable-get></text:span><text:span text:style-name="T5">-</text:span><text:span text:style-name="T5"><text:reference-ref text:reference-format="text" text:ref-name="series_main_code">8</text:reference-ref></text:span><text:span text:style-name="T5"> shows the main program. Write your solution in a separate file, </text:span><text:span text:style-name="T7">sequence.hpp</text:span><text:span text:style-name="T5">, using only inline functions (so you don’t need to compile a separate </text:span><text:span text:style-name="T7">sequence.cpp</text:span><text:span text:style-name="T5"> source file).</text:span></text:p>
      <text:p text:style-name="Code_20_Caption">Listing <text:variable-get text:name="chapter" office:value-type="float" style:data-style-name="N0">40</text:variable-get>-<text:reference-mark-start text:name="series_main_code"/><text:sequence text:ref-name="refText7" text:name="Text" text:formula="ooow:Text+1" style:num-format="1">8</text:sequence><text:reference-mark-end text:name="series_main_code"/>. The main program for generating successive integers.</text:p>
      <text:p text:style-name="Code_20_First">#include &lt;algorithm&gt;</text:p>
      <text:p text:style-name="Code">#include &lt;iostream&gt;</text:p>
      <text:p text:style-name="Code">#include &lt;istream&gt;</text:p>
      <text:p text:style-name="Code">#include &lt;iterator&gt;</text:p>
      <text:p text:style-name="Code">#include &lt;ostream&gt;</text:p>
      <text:p text:style-name="Code">#include &lt;vector&gt;</text:p>
      <text:p text:style-name="Code"/>
      <text:p text:style-name="Code">#include "sequence.hpp"</text:p>
      <text:p text:style-name="Code"/>
      <text:p text:style-name="Code">int main()</text:p>
      <text:p text:style-name="Code">{</text:p>
      <text:p text:style-name="Code"><text:s text:c="2"/>int size;</text:p>
      <text:p text:style-name="Code"><text:s text:c="2"/>std::cout &lt;&lt; "How many integers do you want? ";</text:p>
      <text:p text:style-name="Code"><text:s text:c="2"/>std::cin &gt;&gt; size;</text:p>
      <text:p text:style-name="Code"><text:s text:c="2"/>int first;</text:p>
      <text:p text:style-name="Code"><text:s text:c="2"/>std::cout &lt;&lt; "What is the first integer? ";</text:p>
      <text:p text:style-name="Code"><text:s text:c="2"/>std::cin &gt;&gt; first;</text:p>
      <text:p text:style-name="Code"><text:s text:c="2"/>int step;</text:p>
      <text:p text:style-name="Code"><text:s text:c="2"/>std::cout &lt;&lt; "What is the interval between successive integers? ";</text:p>
      <text:p text:style-name="Code"><text:s text:c="2"/>std::cin &gt;&gt; step;</text:p>
      <text:p text:style-name="Code"><text:s/></text:p>
      <text:p text:style-name="Code"><text:s text:c="2"/>std::vector&lt;int&gt; data(size);</text:p>
      <text:p text:style-name="Code"><text:s text:c="2"/>// Generate the integers to fill the vector.</text:p>
      <text:p text:style-name="Code"><text:s text:c="2"/>std::generate(data.begin(), data.end(), sequence(first, step));</text:p>
      <text:p text:style-name="Code"/>
      <text:p text:style-name="Code"><text:s text:c="2"/>// Print the resulting integers, one per line.</text:p>
      <text:p text:style-name="Code"><text:s text:c="2"/>std::copy(data.begin(), data.end(),</text:p>
      <text:p text:style-name="Code"><text:s text:c="12"/>std::ostream_iterator&lt;int&gt;(std::cout, "\n"));</text:p>
      <text:p text:style-name="Code_20_Last">}</text:p>
      <text:p text:style-name="Body_20_Text_20_Cont">Compare your solution with mine in Listing <text:variable-get text:name="chapter" office:value-type="float" style:data-style-name="N0">40</text:variable-get>-<text:reference-ref text:reference-format="text" text:ref-name="sequence_hpp_code">9</text:reference-ref>.</text:p>
      <text:p text:style-name="Code_20_Caption"><text:hidden-text text:condition="ooow:" text:string-value=".hpp" text:is-hidden="true"/>Listing <text:variable-get text:name="chapter" office:value-type="float" style:data-style-name="N0">40</text:variable-get>-<text:reference-mark-start text:name="sequence_hpp_code"/><text:sequence text:ref-name="refText8" text:name="Text" text:formula="ooow:Text+1" style:num-format="1">9</text:sequence><text:reference-mark-end text:name="sequence_hpp_code"/>. The <text:span text:style-name="T8">sequence.hpp</text:span> file</text:p>
      <text:p text:style-name="Code_20_First">#ifndef SEQUENCE_HPP_</text:p>
      <text:p text:style-name="Code">#define SEQUENCE_HPP_</text:p>
      <text:p text:style-name="Code"/>
      <text:p text:style-name="Code">/// Generate a sequence of integers.</text:p>
      <text:p text:style-name="Code">class sequence</text:p>
      <text:p text:style-name="Code">{</text:p>
      <text:p text:style-name="Code">public:</text:p>
      <text:p text:style-name="Code"><text:s text:c="2"/>/// Construct the functor.</text:p>
      <text:p text:style-name="Code"><text:s text:c="2"/>/// @param start the first value the generator returns</text:p>
      <text:p text:style-name="Code"><text:s text:c="2"/>/// @param step increment the value by this much for each call</text:p>
      <text:p text:style-name="Code"><text:s text:c="2"/>sequence(int start<text:change text:change-id="ct1273766824"/>, int step <text:change text:change-id="ct1273767272"/>) : value_(start), step_(step) {}<text:change-start text:change-id="ct1273767048"/></text:p>
      <text:p text:style-name="Code"><text:s text:c="2"/>sequence(int start) : value_(start), step_(1) {}</text:p>
      <text:p text:style-name="Code"><text:s text:c="2"/>sequence() : value_(0), step_(1) {}<text:change-end text:change-id="ct1273767048"/></text:p>
      <text:p text:style-name="Code"><text:s text:c="2"/>/// Return the current value in the sequence, and increment the value.</text:p>
      <text:p text:style-name="Code"><text:s text:c="2"/>int operator()()</text:p>
      <text:p text:style-name="Code"><text:s text:c="2"/>{</text:p>
      <text:p text:style-name="Code"><text:s text:c="4"/>int result(value_);</text:p>
      <text:p text:style-name="Code"><text:s text:c="4"/>value_ = value_ + step_;</text:p>
      <text:p text:style-name="Code"><text:s text:c="4"/>return result;</text:p>
      <text:p text:style-name="Code"><text:s text:c="2"/>}</text:p>
      <text:p text:style-name="Code">private:</text:p>
      <text:p text:style-name="Code"><text:s text:c="2"/>int value_;</text:p>
      <text:p text:style-name="Code"><text:s text:c="2"/>int const step_;</text:p>
      <text:p text:style-name="Code">};</text:p>
      <text:p text:style-name="Code"/>
      <text:p text:style-name="Code_20_Last">#endif</text:p>
      <text:p text:style-name="Body_20_Text_20_Cont">The <text:span text:style-name="Code_20_Inline">generate</text:span> algorithm has a partner, <text:span text:style-name="Code_20_Inline">generate_n</text:span>, which specifies an input range with an iterator for the start of the range, and an integer for the size of the range. The next exploration examines this and several other useful algorith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Caption_20_characters" style:display-name="Caption characters"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40 - Function Objects</dc:title>
    <dc:subject>Exploring C++</dc:subject>
    <meta:initial-creator>Ray Lischner</meta:initial-creator>
    <meta:creation-date>2006-03-30T10:01:31</meta:creation-date>
    <dc:creator>Ray Lischner</dc:creator>
    <dc:date>2006-10-05T14:42:28</dc:date>
    <dc:language>en-US</dc:language>
    <meta:editing-cycles>85</meta:editing-cycles>
    <meta:editing-duration>P4DT3H53M48S</meta:editing-duration>
    <meta:user-defined meta:name="codex-configfile">apress-cpp-dox.xml</meta:user-defined>
    <meta:user-defined meta:name="codex-chapter-number">40</meta:user-defined>
    <meta:user-defined meta:name="codex-doxygen"/>
    <meta:user-defined meta:name="Info 4"/>
    <meta:document-statistic meta:table-count="0" meta:image-count="0" meta:object-count="0" meta:page-count="9" meta:paragraph-count="312" meta:word-count="2240" meta:character-count="14583"/>
  </office:meta>
</office:document-meta>
</file>